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aed" officeooo:paragraph-rsid="0017aa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Guilherme Tadler <text:s text:c="24"/>Disciplina: Sites III <text:s text:c="16"/>Professor: Cândido Farias</text:p>
      <text:p text:style-name="Standard"/>
      <text:p text:style-name="Standard">1 - As principais vantagens da arquitetura MVC (Model-View-Controller):</text:p>
      <text:p text:style-name="Standard"/>
      <text:p text:style-name="Standard">Separação de responsabilidades, onde temos três componentes principais, onde a equipe que estiver dentro do projeto, terá de forma bem dividida suas responsabilidades conforme o projeto(Modelo, Visão e Controlador);</text:p>
      <text:p text:style-name="Standard"/>
      <text:p text:style-name="Standard">Reutilização de código: A separação dos componentes como anteriormente citado, faz com que códigos já desenvolvidos possam ser reaproveitados em outros projetos.</text:p>
      <text:p text:style-name="Standard"/>
      <text:p text:style-name="Standard">Flexibilidade e escalabilidade: Com esse tipo de arquitetura, temos a facilidade de adicionar novos recursos e funcionalidades ao sistema, sem afetar de forma direta outras partes do código.</text:p>
      <text:p text:style-name="Standard"/>
      <text:p text:style-name="Standard">Teste: Com a separação temos uma maior facilidade em testar e automatizar os processos, aumentando a qualidade do código e a confiança no desenvolvimento.</text:p>
      <text:p text:style-name="Standard"/>
      <text:p text:style-name="Standard">2 - A própria resposta da pergunta 1, poderia responder está pergunta, porém reforçando novamente:</text:p>
      <text:p text:style-name="Standard"/>
      <text:p text:style-name="Standard">A separação de responsabilidades faz com que a divisão fique clara entre o que é model, view e controller, facilitando dessa forma a manutenção e atualização do código.</text:p>
      <text:p text:style-name="Standard"/>
      <text:p text:style-name="Standard">A reutilização do código, como comentado anteriormente, faz com que o código usado em outro projeto, fique claro e de fácil reutilização em outro que possuirá padrões e modelagem semelhantes.</text:p>
      <text:p text:style-name="Standard"/>
      <text:p text:style-name="Standard">A escalabilidade, com o padrão do MVC a adição de novos recursos ou novas funcionalidades, faz com que a escalabilidade do projeto fique de forma muito mais simples e objetiva;</text:p>
      <text:p text:style-name="Standard"/>
      <text:p text:style-name="Standard">3 - Suas responsabilidades são:</text:p>
      <text:p text:style-name="Standard"/>
      <text:p text:style-name="Standard">Model: Responsável por toda a manipulação de dados que o sistema terá, encapsulando a lógica do negócio, atualizando, deletando e inserindo.</text:p>
      <text:p text:style-name="Standard"/>
      <text:p text:style-name="Standard">View: Responsável pela a view do usuário, a view realiza a rederização e exibe a interface ao usuário, onde ali o mesmo navega dentro da aplicação.</text:p>
      <text:p text:style-name="Standard"/>
      <text:p text:style-name="Standard">Controller: Responsável por receber as requisições do usuários, interagir com o model e a view, e coordenar todas interações e possuir todas regras de negócio de um sistema.</text:p>
      <text:p text:style-name="Standard"/>
      <text:p text:style-name="Standard">4 - Alguns frameworks utilizam o padrão MVC em seu desenvolvimento:</text:p>
      <text:p text:style-name="Standard"/>
      <text:p text:style-name="Standard">Ruby on Rails, Django(Pynthon), Laravel(PHP), ASP.NET MVC, Express.js!</text:p>
      <text:p text:style-name="Standard"/>
      <text:p text:style-name="Standard">5 - Além da arquitetura MVC, existem outros padrões arquiteturais que são usados em aplicações web:</text:p>
      <text:p text:style-name="Standard"/>
      <text:p text:style-name="Standard">Layered Architecture;</text:p>
      <text:p text:style-name="Standard">Arquitetura Cliente-Servidor;</text:p>
      <text:p text:style-name="Standard">Arquitetura de microsserviços;</text:p>
      <text:p text:style-name="Standard">Hexagonal Architecture;</text:p>
      <text:p text:style-name="Standard">Model View Routs (MVR);</text:p>
      <text:p text:style-name="Standard"><text:s/></text:p>
      <text:p text:style-name="Standard"><text:soft-page-break/>Essas arquiteturas diferem do MVC em termos de como as responsabilidades são distribuídas e como os componentes interagem entre si. Cada padrão tem suas vantagens e é adequado para diferentes cenários e requisitos específicos.</text:p>
      <text:p text:style-name="Standard"/>
      <text:p text:style-name="Standard">6 - O framework Express do Node.js é um framework facíl e flexível para construir aplicações web e APIs. Ele não segue estritamente o padrão MVC, mas pode ser usado como base para implementar a arquitetura MVC em uma aplicação Node.js.</text:p>
      <text:p text:style-name="Standard"/>
      <text:p text:style-name="Standard">No Express, você pode organizar seu código seguindo a divisão de responsabilidades do MVC(E um conceito muito usado atualmente que é o MVR). Por exemplo, você pode definir as rotas e os controladores no Express para lidar com as requisições do usuário (parte do Controlador no MVC). O código que lida com a lógica de negócio e a manipulação de dados (parte do Modelo no MVC) pode ser separado em módulos separados. E a renderização dos dados ou a geração de respostas HTML (parte da Visão no MVC) pode ser feita usando mecanismos de renderização de templates ou bibliotecas de frontend.</text:p>
      <text:p text:style-name="Standard"/>
      <text:p text:style-name="Standard">No entanto, o Express é flexível o suficiente para permitir que você adote outras arquiteturas ou adapte o padrão MVC de acordo com as necessidades do seu projeto. Ele fornece uma base sólida para construir aplicativos web, independentemente da arquitetura específica que você escolher implement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10:53:38.377000000</meta:creation-date>
    <dc:date>2023-06-27T10:55:24.331000000</dc:date>
    <meta:editing-duration>PT1M47S</meta:editing-duration>
    <meta:editing-cycles>1</meta:editing-cycles>
    <meta:document-statistic meta:table-count="0" meta:image-count="0" meta:object-count="0" meta:page-count="2" meta:paragraph-count="27" meta:word-count="573" meta:character-count="3733" meta:non-whitespace-character-count="3145"/>
    <meta:generator>LibreOffice/7.5.3.2$Windows_X86_64 LibreOffice_project/9f56dff12ba03b9acd7730a5a481eea045e468f3</meta:generator>
  </office:meta>
</office:document-meta>
</file>